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867" officeooo:paragraph-rsid="00018867"/>
    </style:style>
    <style:style style:name="P2" style:family="paragraph" style:parent-style-name="Standard" style:list-style-name="L2">
      <style:text-properties officeooo:rsid="000231e0" officeooo:paragraph-rsid="000231e0"/>
    </style:style>
    <style:style style:name="P3" style:family="paragraph" style:parent-style-name="Standard">
      <style:text-properties officeooo:rsid="000231e0" officeooo:paragraph-rsid="000231e0"/>
    </style:style>
    <style:style style:name="P4" style:family="paragraph" style:parent-style-name="Standard" style:list-style-name="L1">
      <style:text-properties fo:font-weight="bold" officeooo:rsid="00018867" officeooo:paragraph-rsid="00018867" style:font-weight-asian="bold" style:font-weight-complex="bold"/>
    </style:style>
    <style:style style:name="P5" style:family="paragraph" style:parent-style-name="Standard">
      <style:text-properties officeooo:rsid="00071e36" officeooo:paragraph-rsid="00071e36"/>
    </style:style>
    <style:style style:name="P6" style:family="paragraph" style:parent-style-name="Standard" style:list-style-name="L2">
      <style:text-properties officeooo:rsid="00095df2" officeooo:paragraph-rsid="00095df2"/>
    </style:style>
    <style:style style:name="P7" style:family="paragraph" style:parent-style-name="Standard">
      <style:text-properties officeooo:rsid="00095df2" officeooo:paragraph-rsid="00095df2"/>
    </style:style>
    <style:style style:name="P8" style:family="paragraph" style:parent-style-name="Standard">
      <style:text-properties officeooo:rsid="00095df2" officeooo:paragraph-rsid="000dbb71"/>
    </style:style>
    <style:style style:name="P9" style:family="paragraph" style:parent-style-name="Standard">
      <style:text-properties officeooo:rsid="000dcbf9" officeooo:paragraph-rsid="000dcbf9"/>
    </style:style>
    <style:style style:name="P10" style:family="paragraph" style:parent-style-name="Standard">
      <style:text-properties officeooo:rsid="0010d7dd" officeooo:paragraph-rsid="0010d7dd"/>
    </style:style>
    <style:style style:name="P11" style:family="paragraph" style:parent-style-name="Standard" style:list-style-name="L6">
      <style:text-properties officeooo:rsid="0012bcd1" officeooo:paragraph-rsid="0012bcd1"/>
    </style:style>
    <style:style style:name="T1" style:family="text">
      <style:text-properties officeooo:rsid="00032077"/>
    </style:style>
    <style:style style:name="T2" style:family="text">
      <style:text-properties officeooo:rsid="0008e2bb"/>
    </style:style>
    <style:style style:name="T3" style:family="text">
      <style:text-properties officeooo:rsid="000be8dd"/>
    </style:style>
    <style:style style:name="T4" style:family="text">
      <style:text-properties officeooo:rsid="000cc0d5"/>
    </style:style>
    <style:style style:name="T5" style:family="text">
      <style:text-properties officeooo:rsid="000db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8802341" text:style-name="L1">
        <text:list-item>
          <text:p text:style-name="P4">Trajetória profissional</text:p>
        </text:list-item>
      </text:list>
      <text:p text:style-name="P1"/>
      <text:list xml:id="list2412232796" text:style-name="L2">
        <text:list-item>
          <text:p text:style-name="P2">Graduação, Mestrado e Doutorado <text:span text:style-name="T1">em Física </text:span><text:span text:style-name="T2">Teórica e Computacional</text:span><text:span text:style-name="T1">;</text:span></text:p>
        </text:list-item>
      </text:list>
      <text:p text:style-name="P3"/>
      <text:p text:style-name="P5">Tive o meu 1º contato com programação na graduação e no mestrado e doutorado a programação fazia parte do meu dia a dia pois com ela eu consegui automatizar uma série de tarefas repetitivas ligadas à coleta dos dados da minha pesquisa.</text:p>
      <text:p text:style-name="P5"/>
      <text:list xml:id="list183353393296197" text:continue-numbering="true" text:style-name="L2">
        <text:list-item>
          <text:p text:style-name="P6">Docência;</text:p>
        </text:list-item>
      </text:list>
      <text:p text:style-name="P7"/>
      <text:p text:style-name="P7">Fui docente na universidade durante 1 ano e meio durante o doutorado. </text:p>
      <text:p text:style-name="P7"/>
      <text:list xml:id="list183353908719402" text:continue-numbering="true" text:style-name="L2">
        <text:list-item>
          <text:p text:style-name="P6">Estágio em <text:span text:style-name="T3">um laboratório de computação de alto desempenho</text:span>;</text:p>
        </text:list-item>
      </text:list>
      <text:p text:style-name="P7"/>
      <text:p text:style-name="P8">Lá trabalho <text:span text:style-name="T5">dando suporte para os usuários (</text:span>provisionamento de máquinas virtuais, <text:span text:style-name="T5">orientação na utilização do cluster HPC,…)</text:span></text:p>
      <text:p text:style-name="P9"/>
      <text:p text:style-name="P9">OBS: Esse estágio não tem horários rígidos.</text:p>
      <text:p text:style-name="P9"/>
      <text:p text:style-name="P10">Durante esse estágio fiz os seguintes cursos:</text:p>
      <text:p text:style-name="P10"/>
      <text:list xml:id="list369589304" text:style-name="L6">
        <text:list-item>
          <text:p text:style-name="P11">Administração de Sistemas Linux</text:p>
        </text:list-item>
        <text:list-item>
          <text:p text:style-name="P11">Arquitetura de Redes TCP/IP</text:p>
        </text:list-item>
      </text:list>
      <text:p text:style-name="P9"/>
      <text:p text:style-name="P9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17:47.977005779</meta:creation-date>
    <dc:date>2021-10-09T18:33:51.017301051</dc:date>
    <meta:editing-duration>PT3H15M5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0" meta:character-count="742" meta:non-whitespace-character-count="637"/>
  </office:meta>
</office:document-meta>
</file>